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33083" officeooo:paragraph-rsid="000330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5 Dev Governance – QA Dashboard</text:p>
      <text:p text:style-name="P1"/>
      <text:p text:style-name="P1">deployment guide</text:p>
      <text:p text:style-name="P1"/>
      <text:p text:style-name="P1">user guide</text:p>
      <text:p text:style-name="P1"/>
      <text:p text:style-name="P1">developer guide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vith </meta:initial-creator>
    <meta:creation-date>2014-02-27T10:25:45.706907737</meta:creation-date>
    <dc:date>2014-02-27T10:29:35.612962354</dc:date>
    <dc:creator>Kavith </dc:creator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73" meta:non-whitespace-character-count="65"/>
    <meta:generator>LibreOffice/4.1.3.2$Linux_X86_64 LibreOffice_project/410m0$Build-2</meta:generator>
  </office:meta>
</office:document-meta>
</file>